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7e19" officeooo:paragraph-rsid="00057e19"/>
    </style:style>
    <style:style style:name="P2" style:family="paragraph" style:parent-style-name="Standard">
      <style:text-properties officeooo:rsid="00078911" officeooo:paragraph-rsid="00078911"/>
    </style:style>
    <style:style style:name="P3" style:family="paragraph" style:parent-style-name="Standard">
      <style:text-properties officeooo:rsid="000ce61a" officeooo:paragraph-rsid="000ce61a"/>
    </style:style>
    <style:style style:name="P4" style:family="paragraph" style:parent-style-name="Standard">
      <style:text-properties officeooo:rsid="001197a4" officeooo:paragraph-rsid="001197a4"/>
    </style:style>
    <style:style style:name="P5" style:family="paragraph" style:parent-style-name="Standard">
      <style:text-properties officeooo:rsid="001855a9" officeooo:paragraph-rsid="001855a9"/>
    </style:style>
    <style:style style:name="P6" style:family="paragraph" style:parent-style-name="Standard">
      <style:text-properties officeooo:rsid="001bf754" officeooo:paragraph-rsid="001bf754"/>
    </style:style>
    <style:style style:name="P7" style:family="paragraph" style:parent-style-name="Standard">
      <style:text-properties fo:font-weight="bold" officeooo:rsid="001855a9" officeooo:paragraph-rsid="001855a9" style:font-weight-asian="bold" style:font-weight-complex="bold"/>
    </style:style>
    <style:style style:name="P8" style:family="paragraph" style:parent-style-name="Standard">
      <style:text-properties fo:font-weight="bold" officeooo:rsid="001855a9" officeooo:paragraph-rsid="001bf754" style:font-weight-asian="bold" style:font-weight-complex="bold"/>
    </style:style>
    <style:style style:name="P9" style:family="paragraph" style:parent-style-name="Standard">
      <style:text-properties fo:font-weight="bold" officeooo:rsid="00201092" officeooo:paragraph-rsid="00201092" style:font-weight-asian="bold" style:font-weight-complex="bold"/>
    </style:style>
    <style:style style:name="P10" style:family="paragraph" style:parent-style-name="Standard">
      <style:text-properties fo:font-weight="bold" officeooo:rsid="001197a4" officeooo:paragraph-rsid="001197a4" style:font-weight-asian="bold" style:font-weight-complex="bold"/>
    </style:style>
    <style:style style:name="P11" style:family="paragraph" style:parent-style-name="Standard">
      <style:text-properties fo:font-weight="bold" officeooo:rsid="001bf754" officeooo:paragraph-rsid="001bf754" style:font-weight-asian="bold" style:font-weight-complex="bold"/>
    </style:style>
    <style:style style:name="P12" style:family="paragraph" style:parent-style-name="Standard">
      <style:text-properties fo:font-weight="bold" officeooo:rsid="002480e9" officeooo:paragraph-rsid="002480e9" style:font-weight-asian="bold" style:font-weight-complex="bold"/>
    </style:style>
    <style:style style:name="T1" style:family="text">
      <style:text-properties officeooo:rsid="000718fa"/>
    </style:style>
    <style:style style:name="T2" style:family="text">
      <style:text-properties officeooo:rsid="0008caf1"/>
    </style:style>
    <style:style style:name="T3" style:family="text">
      <style:text-properties officeooo:rsid="000a10ae"/>
    </style:style>
    <style:style style:name="T4" style:family="text">
      <style:text-properties officeooo:rsid="000ec01f"/>
    </style:style>
    <style:style style:name="T5" style:family="text">
      <style:text-properties officeooo:rsid="0010c30f"/>
    </style:style>
    <style:style style:name="T6" style:family="text">
      <style:text-properties officeooo:rsid="00135d35"/>
    </style:style>
    <style:style style:name="T7" style:family="text">
      <style:text-properties officeooo:rsid="00185471"/>
    </style:style>
    <style:style style:name="T8" style:family="text">
      <style:text-properties officeooo:rsid="001855a9"/>
    </style:style>
    <style:style style:name="T9" style:family="text">
      <style:text-properties officeooo:rsid="00185a7a"/>
    </style:style>
    <style:style style:name="T10" style:family="text">
      <style:text-properties officeooo:rsid="001a0f41"/>
    </style:style>
    <style:style style:name="T11" style:family="text">
      <style:text-properties officeooo:rsid="001bf754"/>
    </style:style>
    <style:style style:name="T12" style:family="text">
      <style:text-properties fo:font-weight="bold" style:font-weight-asian="bold" style:font-weight-complex="bold"/>
    </style:style>
    <style:style style:name="T13" style:family="text">
      <style:text-properties officeooo:rsid="0022d33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inux上的变成分为Shell编程和高级语言编程</text:p>
      <text:p text:style-name="P1">我们的Shell编程中我们的而语句都是由我们的解释器来一步步翻译成机器码的，但是我们的高级语言的编译器则是则是需要变异和连接的步骤来实现的<text:span text:style-name="T1">(比如C的gcc编译器)</text:span></text:p>
      <text:p text:style-name="P2">2.Ubuntu下的工具：</text:p>
      <text:p text:style-name="P2"><text:tab/>1.Vim，Vi，Gedit</text:p>
      <text:p text:style-name="P2"><text:tab/>2.编译工具:Gcc,可以编译C/C++程序</text:p>
      <text:p text:style-name="P2"><text:tab/>3.Gdb可以调试C语言程序</text:p>
      <text:p text:style-name="P2"><text:tab/><text:span text:style-name="T2">4.维护工具：make</text:span></text:p>
      <text:p text:style-name="P2"><text:tab/><text:span text:style-name="T3">5.CB IDE</text:span></text:p>
      <text:p text:style-name="P3">3.几个重要的目录文件：</text:p>
      <text:p text:style-name="P3"><text:tab/>/usr/lib – 大多数的Linux的编译器都放在这里，存放各种程序编译的时候需要的可执行程序，海巡在一些特定版本的库文件和头文件</text:p>
      <text:p text:style-name="P3"><text:tab/>/usr/<text:span text:style-name="T4">bin/gcc – 我们在命令行中实际执行的程序在这个目录下</text:span></text:p>
      <text:p text:style-name="P3"><text:tab/>/<text:span text:style-name="T5">usr/include – 编译之后我们需要链接的头文件</text:span></text:p>
      <text:p text:style-name="P10">4.gcc基础：</text:p>
      <text:p text:style-name="P4"><text:tab/><text:span text:style-name="T6">gcc -o 创建的可执行文件的名称 <text:s/>.c文件 <text:s text:c="3"/>（目标程序 .c- &gt; 可执行程序）</text:span></text:p>
      <text:p text:style-name="P4"><text:tab/>gcc的实际处理过程<text:span text:style-name="T7">：</text:span></text:p>
      <text:p text:style-name="P4"><text:tab/><text:tab/><text:span text:style-name="T7">1.预处理：#define,#include,#if等预处理命令，gcc调用cpp来执行这个操作</text:span></text:p>
      <text:p text:style-name="P4"><text:tab/><text:tab/><text:span text:style-name="T7">2.编译：产生汇编语言</text:span></text:p>
      <text:p text:style-name="P4"><text:tab/><text:tab/><text:span text:style-name="T7">3.汇编：将产生的汇编语言进行输入，产生.o文件</text:span></text:p>
      <text:p text:style-name="P4"><text:tab/><text:tab/><text:span text:style-name="T7">4.连接文件</text:span></text:p>
      <text:p text:style-name="P4"><text:tab/>选项<text:span text:style-name="T8">：</text:span></text:p>
      <text:p text:style-name="P4"><text:tab/><text:tab/><text:span text:style-name="T8">1.o:由.c文件直接创建我们的可执行文件，-o后紧跟我们的生成的可执行文件的名称</text:span></text:p>
      <text:p text:style-name="P4"><text:tab/><text:tab/><text:span text:style-name="T8">2.-c:仅编译</text:span></text:p>
      <text:p text:style-name="P5">在Linux中，我们的可执行文件的代表是主要文件存在可执行权限就是可执行文件<text:span text:style-name="T9">(这里的可执行为不考虑我们的目录,仅限于文件)</text:span></text:p>
      <text:p text:style-name="P5"><text:tab/>C语言文件类型<text:span text:style-name="T10">：</text:span></text:p>
      <text:p text:style-name="P5">.<text:span text:style-name="T10">c – c语言的源程序</text:span></text:p>
      <text:p text:style-name="P7">在实际中<text:span text:style-name="T10">，我们的C原因开发为了讲究代码的复用性，我们通常使用主函数和函数分离的模式，其中我们的非主函数的函数声明存放在.h文件中，函数的定义存放在我们的.c文件中</text:span></text:p>
      <text:p text:style-name="P8">其中.<text:span text:style-name="T11">h – 文件提供函数的原型</text:span></text:p>
      <text:p text:style-name="P11"><text:tab/>标准的定义的模板：eg:void functinname(void);</text:p>
      <text:p text:style-name="P6"><text:span text:style-name="T12">其中.c文件提供函数的实际定义（函数体的实现）</text:span>：</text:p>
      <text:p text:style-name="P6"/>
      <text:p text:style-name="P9">5.make基础：详见Linux公社 - Linux之make用法详解</text:p>
      <text:p text:style-name="P12">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51:46.538608005</meta:creation-date>
    <meta:generator>LibreOffice/5.1.4.2$Linux_X86_64 LibreOffice_project/10m0$Build-2</meta:generator>
    <dc:date>2017-02-27T21:47:03.756497268</dc:date>
    <meta:editing-duration>PT1H55M40S</meta:editing-duration>
    <meta:editing-cycles>25</meta:editing-cycles>
    <meta:document-statistic meta:table-count="0" meta:image-count="0" meta:object-count="0" meta:page-count="1" meta:paragraph-count="31" meta:word-count="597" meta:character-count="838" meta:non-whitespace-character-count="788"/>
  </office:meta>
</office:document-meta>
</file>